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61879" officeooo:paragraph-rsid="0014206b"/>
    </style:style>
    <style:style style:name="T1" style:family="text">
      <style:text-properties officeooo:rsid="0015c9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 Bug reports will be able to issue bug reports that they encounter from the program. This will ensure that bugs will not be forgotten about or that bugs can’t be dealt with until the team lead has time to issue the report. <text:span text:style-name="T1">When a bug is found the person who has found that bug will assign it to the person that worked on that specific class. Only the person who finds that bug is allowed to close it, so once the bug has been resolved the fixer will report back to the issuer who will test it again and then close it if it is fix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e Riehl</meta:initial-creator>
    <meta:creation-date>2017-02-10T13:33:01.353464083</meta:creation-date>
    <dc:date>2017-02-10T13:42:58.345565571</dc:date>
    <dc:creator>Jace Riehl</dc:creator>
    <meta:editing-duration>PT8M3S</meta:editing-duration>
    <meta:editing-cycles>2</meta:editing-cycles>
    <meta:generator>LibreOffice/4.2.8.2$Linux_X86_64 LibreOffice_project/420$Build-2</meta:generator>
    <meta:document-statistic meta:table-count="0" meta:image-count="0" meta:object-count="0" meta:page-count="1" meta:paragraph-count="1" meta:word-count="107" meta:character-count="535" meta:non-whitespace-character-count="428"/>
  </office:meta>
</office:document-meta>
</file>